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4" style:family="text" style:parent-style-name="Default_20_Paragraph_20_Font"/>
    <style:style style:name="P3" style:family="paragraph" style:parent-style-name="Standard">
      <style:paragraph-properties fo:text-align="left" fo:margin-bottom="0.494cm" fo:margin-left="1.249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4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8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9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6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6" style:family="text" style:parent-style-name="Default_20_Paragraph_20_Font"/>
    <style:style style:name="T6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8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9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7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7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margin-bottom="0.494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Table1" style:family="table">
      <style:table-properties table:align="left" style:width="4.41cm" fo:margin-left="0cm"/>
    </style:style>
    <style:style style:name="Column1" style:family="table-column">
      <style:table-column-properties style:column-width="2.205cm"/>
    </style:style>
    <style:style style:name="Column2" style:family="table-column">
      <style:table-column-properties style:column-width="2.205cm"/>
    </style:style>
    <style:style style:name="Row1" style:family="table-row">
      <style:table-row-properties style:min-row-height="0.453cm"/>
    </style:style>
    <style:style style:name="Cell1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Cell2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Row2" style:family="table-row">
      <style:table-row-properties style:min-row-height="0.48cm"/>
    </style:style>
    <style:style style:name="Cell3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Cell4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Row3" style:family="table-row">
      <style:table-row-properties style:min-row-height="0.48cm"/>
    </style:style>
    <style:style style:name="Cell5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Cell6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Row4" style:family="table-row">
      <style:table-row-properties style:min-row-height="0.453cm"/>
    </style:style>
    <style:style style:name="Cell7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Cell8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Row5" style:family="table-row">
      <style:table-row-properties style:min-row-height="0.48cm"/>
    </style:style>
    <style:style style:name="Cell9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Cell10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Row6" style:family="table-row">
      <style:table-row-properties style:min-row-height="0.48cm"/>
    </style:style>
    <style:style style:name="Cell11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Cell12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Row7" style:family="table-row">
      <style:table-row-properties style:min-row-height="0.48cm"/>
    </style:style>
    <style:style style:name="Cell13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Cell14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Table2" style:family="table">
      <style:table-properties table:align="left" style:width="4.357cm" fo:margin-left="0cm"/>
    </style:style>
    <style:style style:name="Column3" style:family="table-column">
      <style:table-column-properties style:column-width="2.178cm"/>
    </style:style>
    <style:style style:name="Column4" style:family="table-column">
      <style:table-column-properties style:column-width="2.178cm"/>
    </style:style>
    <style:style style:name="Row8" style:family="table-row">
      <style:table-row-properties style:min-row-height="0.48cm"/>
    </style:style>
    <style:style style:name="Cell15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16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9" style:family="table-row">
      <style:table-row-properties style:min-row-height="0.48cm"/>
    </style:style>
    <style:style style:name="Cell17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18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Row10" style:family="table-row">
      <style:table-row-properties style:min-row-height="0.453cm"/>
    </style:style>
    <style:style style:name="Cell19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Cell20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Row11" style:family="table-row">
      <style:table-row-properties style:min-row-height="0.48cm"/>
    </style:style>
    <style:style style:name="Cell21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Cell22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Row12" style:family="table-row">
      <style:table-row-properties style:min-row-height="0.48cm"/>
    </style:style>
    <style:style style:name="Cell23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Cell24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Row13" style:family="table-row">
      <style:table-row-properties style:min-row-height="0.48cm"/>
    </style:style>
    <style:style style:name="Cell25" style:family="table-cell">
      <style:table-cell-properties style:vertical-align="top"/>
    </style:style>
    <style:style style:name="P38" style:family="paragraph" style:parent-style-name="Standard">
      <style:paragraph-properties fo:text-align="center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Cell26" style:family="table-cell">
      <style:table-cell-properties style:vertical-align="top"/>
    </style:style>
    <style:style style:name="P39" style:family="paragraph" style:parent-style-name="Standard">
      <style:paragraph-properties fo:text-align="center" fo:margin-bottom="0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Row14" style:family="table-row">
      <style:table-row-properties style:min-row-height="0.48cm"/>
    </style:style>
    <style:style style:name="Cell27" style:family="table-cell">
      <style:table-cell-properties style:vertical-align="top"/>
    </style:style>
    <style:style style:name="P40" style:family="paragraph" style:parent-style-name="Standard">
      <style:paragraph-properties fo:text-align="center" fo:margin-bottom="0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Cell28" style:family="table-cell">
      <style:table-cell-properties style:vertical-align="top"/>
    </style:style>
    <style:style style:name="P41" style:family="paragraph" style:parent-style-name="Standard">
      <style:paragraph-properties fo:text-align="center" fo:margin-bottom="0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T43_3" style:family="text" style:parent-style-name="Default_20_Paragraph_20_Font"/>
  </office:automatic-styles>
  <office:body>
    <office:text>
      <text:p text:style-name="P1"><text:span text:style-name="T1_1">EXPERIMENTO<text:s/>PAIN     <text:s/>07/11/2009</text:span><text:span text:style-name="T1_2"><text:s/></text:span></text:p>
      <text:p text:style-name="P2"><text:span text:style-name="T2_1">GRUPO:<text:s/>Sibutramina<text:s/>+<text:s/></text:span><text:span text:style-name="T2_2">ioimbina</text:span><text:span text:style-name="T2_3"><text:s/>+<text:s/>SHAM-CARRA</text:span><text:span text:style-name="T2_4"><text:s/></text:span></text:p>
      <text:p text:style-name="P3"><text:span text:style-name="T3_1">        <text:s/>Sibutramina<text:s/>(1,5<text:s/></text:span><text:span text:style-name="T3_2">mg</text:span><text:span text:style-name="T3_3">/kg),<text:s/>VO</text:span><text:span text:style-name="T3_4"><text:s/></text:span></text:p>
      <text:p text:style-name="P4"><text:span text:style-name="T4_1">                                 <text:s/></text:span><text:span text:style-name="T4_2">13</text:span><text:span text:style-name="T4_3">,3</text:span><text:span text:style-name="T4_4"><text:s/>ml<text:s/>AD<text:s/>+<text:s/>1<text:s/>cp<text:s/>(10<text:s/>mg)<text:s/></text:span><text:span text:style-name="T4_5">sibutramina</text:span><text:span text:style-name="T4_6"><text:s/>+<text:s/></text:span><text:span text:style-name="T4_7">HCl</text:span><text:span text:style-name="T4_8"><text:s/>1<text:s/>M</text:span><text:span text:style-name="T4_9"><text:s/></text:span></text:p>
      <text:p text:style-name="P5"><text:span text:style-name="T5_1">                                 <text:s/></text:span><text:span text:style-name="T5_2">Vol.<text:s/></text:span><text:span text:style-name="T5_3">Adm</text:span><text:span text:style-name="T5_4">.:</text:span><text:span text:style-name="T5_5"><text:s/>0,4<text:s/>ml</text:span><text:span text:style-name="T5_6"><text:s/></text:span></text:p>
      <text:p text:style-name="P6"><text:span text:style-name="T6_1">             <text:s/></text:span><text:span text:style-name="T6_2">        <text:s/></text:span><text:span text:style-name="T6_3">Ioimbina</text:span><text:span text:style-name="T6_4"><text:s/>(</text:span><text:span text:style-name="T6_5">2</text:span><text:span text:style-name="T6_6"><text:s/></text:span><text:span text:style-name="T6_7">mg</text:span><text:span text:style-name="T6_8">/kg),<text:s/>IP</text:span><text:span text:style-name="T6_9"><text:s/></text:span></text:p>
      <text:p text:style-name="P7"><text:span text:style-name="T7_1">                                  <text:s/></text:span><text:span text:style-name="T7_2">7</text:span><text:span text:style-name="T7_3"><text:s/>ml<text:s/>de<text:s/>SF<text:s/>+<text:s/>7<text:s/></text:span><text:span text:style-name="T7_4">mg</text:span><text:span text:style-name="T7_5"><text:s/>de<text:s/></text:span><text:span text:style-name="T7_6">ioimbina</text:span><text:span text:style-name="T7_7"><text:s/></text:span></text:p>
      <text:p text:style-name="P8"><text:span text:style-name="T8_1">             <text:s/></text:span><text:span text:style-name="T8_2">             <text:s/></text:span><text:span text:style-name="T8_3">      <text:s/>Vol.<text:s/></text:span><text:span text:style-name="T8_4">Adm</text:span><text:span text:style-name="T8_5">.:</text:span><text:span text:style-name="T8_6"><text:s/>0,4<text:s/>ml</text:span><text:span text:style-name="T8_7"><text:s/></text:span></text:p>
      <text:p text:style-name="P9"><text:span text:style-name="T9_1">                      <text:s/>SHAM-CARRA,<text:s/>SC</text:span><text:span text:style-name="T9_2"><text:s/></text:span></text:p>
      <text:p text:style-name="P10"><text:span text:style-name="T10_1">                                 <text:s/>0,1<text:s/>ml<text:s/>de<text:s/>AD</text:span><text:span text:style-name="T10_2"><text:s/></text:span></text:p>
      <text:p text:style-name="P11"><text:span text:style-name="T11_1">Peso<text:s/>Médio:<text:s/>200<text:s/>mg</text:span><text:span text:style-name="T11_2"><text:s/></text:span></text:p>
      <text:p text:style-name="P12"><text:span text:style-name="T12_1"> </text:span><text:span text:style-name="T12_2"><text:s/></text:span></text:p>
      <text:p text:style-name="P13"><text:span text:style-name="T13_1">Cx.<text:s/>02                                                                              <text:s/>Cx.<text:s/>03</text:span><text:span text:style-name="T13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Animal</text:span><text:span text:style-name="T14_2"><text:s/></text:span></text:p>
          </table:table-cell>
          <table:table-cell table:style-name="Cell2">
            <text:p text:style-name="P15"><text:span text:style-name="T15_1">Tempo</text:span><text:span text:style-name="T15_2"><text:s/></text:span></text:p>
          </table:table-cell>
        </table:table-row>
        <table:table-row table:style-name="Row2">
          <table:table-cell table:style-name="Cell3">
            <text:p text:style-name="P16"><text:span text:style-name="T16_1">01</text:span><text:span text:style-name="T16_2"><text:s/></text:span></text:p>
          </table:table-cell>
          <table:table-cell table:style-name="Cell4">
            <text:p text:style-name="P17"><text:span text:style-name="T17_1">12,2</text:span><text:span text:style-name="T17_2"><text:s/></text:span></text:p>
          </table:table-cell>
        </table:table-row>
        <table:table-row table:style-name="Row3">
          <table:table-cell table:style-name="Cell5">
            <text:p text:style-name="P18"><text:span text:style-name="T18_1">02</text:span><text:span text:style-name="T18_2"><text:s/></text:span></text:p>
          </table:table-cell>
          <table:table-cell table:style-name="Cell6">
            <text:p text:style-name="P19"><text:span text:style-name="T19_1">8,6</text:span><text:span text:style-name="T19_2"><text:s/></text:span></text:p>
          </table:table-cell>
        </table:table-row>
        <table:table-row table:style-name="Row4">
          <table:table-cell table:style-name="Cell7">
            <text:p text:style-name="P20"><text:span text:style-name="T20_1">03</text:span><text:span text:style-name="T20_2"><text:s/></text:span></text:p>
          </table:table-cell>
          <table:table-cell table:style-name="Cell8">
            <text:p text:style-name="P21"><text:span text:style-name="T21_1">7,0</text:span><text:span text:style-name="T21_2"><text:s/></text:span></text:p>
          </table:table-cell>
        </table:table-row>
        <table:table-row table:style-name="Row5">
          <table:table-cell table:style-name="Cell9">
            <text:p text:style-name="P22"><text:span text:style-name="T22_1">04</text:span><text:span text:style-name="T22_2"><text:s/></text:span></text:p>
          </table:table-cell>
          <table:table-cell table:style-name="Cell10">
            <text:p text:style-name="P23"><text:span text:style-name="T23_1">20,0</text:span><text:span text:style-name="T23_2"><text:s/></text:span></text:p>
          </table:table-cell>
        </table:table-row>
        <table:table-row table:style-name="Row6">
          <table:table-cell table:style-name="Cell11">
            <text:p text:style-name="P24"><text:span text:style-name="T24_1">05</text:span><text:span text:style-name="T24_2"><text:s/></text:span></text:p>
          </table:table-cell>
          <table:table-cell table:style-name="Cell12">
            <text:p text:style-name="P25"><text:span text:style-name="T25_1">9,3</text:span><text:span text:style-name="T25_2"><text:s/></text:span></text:p>
          </table:table-cell>
        </table:table-row>
        <table:table-row table:style-name="Row7">
          <table:table-cell table:style-name="Cell13">
            <text:p text:style-name="P26"><text:span text:style-name="T26_1">Média</text:span><text:span text:style-name="T26_2"><text:s/></text:span></text:p>
          </table:table-cell>
          <table:table-cell table:style-name="Cell14">
            <text:p text:style-name="P27"><text:span text:style-name="T27_1">11,42</text:span><text:span text:style-name="T27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8"><text:span text:style-name="T28_1">Animal</text:span><text:span text:style-name="T28_2"><text:s/></text:span></text:p>
          </table:table-cell>
          <table:table-cell table:style-name="Cell16">
            <text:p text:style-name="P29"><text:span text:style-name="T29_1">Tempo</text:span><text:span text:style-name="T29_2"><text:s/></text:span></text:p>
          </table:table-cell>
        </table:table-row>
        <table:table-row table:style-name="Row9">
          <table:table-cell table:style-name="Cell17">
            <text:p text:style-name="P30"><text:span text:style-name="T30_1">01</text:span><text:span text:style-name="T30_2"><text:s/></text:span></text:p>
          </table:table-cell>
          <table:table-cell table:style-name="Cell18">
            <text:p text:style-name="P31"><text:span text:style-name="T31_1">8,7</text:span><text:span text:style-name="T31_2"><text:s/></text:span></text:p>
          </table:table-cell>
        </table:table-row>
        <table:table-row table:style-name="Row10">
          <table:table-cell table:style-name="Cell19">
            <text:p text:style-name="P32"><text:span text:style-name="T32_1">02</text:span><text:span text:style-name="T32_2"><text:s/></text:span></text:p>
          </table:table-cell>
          <table:table-cell table:style-name="Cell20">
            <text:p text:style-name="P33"><text:span text:style-name="T33_1">7,2</text:span><text:span text:style-name="T33_2"><text:s/></text:span></text:p>
          </table:table-cell>
        </table:table-row>
        <table:table-row table:style-name="Row11">
          <table:table-cell table:style-name="Cell21">
            <text:p text:style-name="P34"><text:span text:style-name="T34_1">03</text:span><text:span text:style-name="T34_2"><text:s/></text:span></text:p>
          </table:table-cell>
          <table:table-cell table:style-name="Cell22">
            <text:p text:style-name="P35"><text:span text:style-name="T35_1">15,8</text:span><text:span text:style-name="T35_2"><text:s/></text:span></text:p>
          </table:table-cell>
        </table:table-row>
        <table:table-row table:style-name="Row12">
          <table:table-cell table:style-name="Cell23">
            <text:p text:style-name="P36"><text:span text:style-name="T36_1">04</text:span><text:span text:style-name="T36_2"><text:s/></text:span></text:p>
          </table:table-cell>
          <table:table-cell table:style-name="Cell24">
            <text:p text:style-name="P37"><text:span text:style-name="T37_1">10,6</text:span><text:span text:style-name="T37_2"><text:s/></text:span></text:p>
          </table:table-cell>
        </table:table-row>
        <table:table-row table:style-name="Row13">
          <table:table-cell table:style-name="Cell25">
            <text:p text:style-name="P38"><text:span text:style-name="T38_1">05</text:span><text:span text:style-name="T38_2"><text:s/></text:span></text:p>
          </table:table-cell>
          <table:table-cell table:style-name="Cell26">
            <text:p text:style-name="P39"><text:span text:style-name="T39_1">4,7</text:span><text:span text:style-name="T39_2"><text:s/></text:span></text:p>
          </table:table-cell>
        </table:table-row>
        <table:table-row table:style-name="Row14">
          <table:table-cell table:style-name="Cell27">
            <text:p text:style-name="P40"><text:span text:style-name="T40_1">Média</text:span><text:span text:style-name="T40_2"><text:s/></text:span></text:p>
          </table:table-cell>
          <table:table-cell table:style-name="Cell28">
            <text:p text:style-name="P41"><text:span text:style-name="T41_1">9,4</text:span><text:span text:style-name="T41_2"><text:s/></text:span></text:p>
          </table:table-cell>
        </table:table-row>
      </table:table>
      <text:p text:style-name="P42"><text:span text:style-name="T42_1"> </text:span><text:span text:style-name="T42_2"><text:s/></text:span></text:p>
      <text:p text:style-name="P43"><text:span text:style-name="T43_1">Média<text:s/>Total:<text:s/>10,41<text:s/>´´</text:span><text:span text:style-name="T43_2"><text:s/></text:span><text:span text:style-name="T43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SIB IOIM e SHAM-CARRA 07.11.09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